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fo:font-style="italic" style:font-style-asian="italic" style:font-style-complex="italic"/>
    </style:style>
    <style:style style:name="T118" style:family="text">
      <style:text-properties style:font-name="Courier New" style:font-name-asian="Courier New" style:font-name-complex="Courier New"/>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fo:font-style="italic" style:font-style-asian="italic" style:font-style-complex="italic"/>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weight="bold" style:font-weight-asian="bold" style:font-weight-complex="bold"/>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fo:font-style="italic" style:font-style-asian="italic" style:font-style-complex="italic"/>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font-name="Courier New" style:font-name-asian="Courier New" style:font-name-complex="Courier New"/>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style:font-name="Courier New" style:font-name-asian="Courier New" style:font-name-complex="Courier New"/>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style:font-name="Courier New" style:font-name-asian="Courier New" style:font-name-complex="Courier New"/>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fo:font-style="italic" style:font-style-asian="italic" style:font-style-complex="italic"/>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fo:font-style="italic" style:font-style-asian="italic" style:font-style-complex="italic"/>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fo:font-style="italic" style:font-style-asian="italic" style:font-style-complex="italic"/>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style:font-name="Courier New" style:font-name-asian="Courier New" style:font-name-complex="Courier New"/>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style:font-name="Courier New" style:font-name-asian="Courier New" style:font-name-complex="Courier New"/>
    </style:style>
    <style:style style:name="T390" style:family="text">
      <style:text-properties fo:font-weight="bold" style:font-weight-asian="bold" style:font-weight-complex="bold"/>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style:font-name="Courier New" style:font-name-asian="Courier New" style:font-name-complex="Courier New"/>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style="italic" style:font-style-asian="italic" style:font-style-complex="italic"/>
    </style:style>
    <style:style style:name="T402" style:family="text">
      <style:text-properties fo:font-weight="bold" style:font-weight-asian="bold" style:font-weight-complex="bold"/>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font-name="Courier New" style:font-name-asian="Courier New" style:font-name-complex="Courier New"/>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font-name="Courier New" style:font-name-asian="Courier New" style:font-name-complex="Courier New"/>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style="italic" style:font-style-asian="italic" style:font-style-complex="italic"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style="italic" style:font-style-asian="italic" style:font-style-complex="italic"/>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style="italic" style:font-style-asian="italic" style:font-style-complex="italic"/>
    </style:style>
    <style:style style:name="T423" style:family="text">
      <style:text-properties fo:font-weight="bold" style:font-weight-asian="bold" style:font-weight-complex="bold"/>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style:font-name="Courier New" style:font-name-asian="Courier New" style:font-name-complex="Courier New"/>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style:font-name="Courier New" style:font-name-asian="Courier New" style:font-name-complex="Courier New"/>
    </style:style>
    <style:style style:name="T471" style:family="text">
      <style:text-properties fo:font-style="italic" style:font-style-asian="italic" style:font-style-complex="italic"/>
    </style:style>
    <style:style style:name="T472" style:family="text">
      <style:text-properties style:font-name="Courier New" style:font-name-asian="Courier New" style:font-name-complex="Courier New"/>
    </style:style>
    <style:style style:name="T473" style:family="text">
      <style:text-properties fo:font-style="italic" style:font-style-asian="italic" style:font-style-complex="italic"/>
    </style:style>
    <style:style style:name="T474" style:family="text">
      <style:text-properties style:font-name="Courier New" style:font-name-asian="Courier New" style:font-name-complex="Courier New"/>
    </style:style>
    <style:style style:name="T475" style:family="text">
      <style:text-properties fo:font-style="italic" style:font-style-asian="italic" style:font-style-complex="italic"/>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style:font-name="Courier New" style:font-name-asian="Courier New" style:font-name-complex="Courier New"/>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style:font-name="Courier New" style:font-name-asian="Courier New" style:font-name-complex="Courier New"/>
    </style:style>
    <style:style style:name="T496" style:family="text">
      <style:text-properties fo:font-weight="bold" style:font-weight-asian="bold" style:font-weight-complex="bold"/>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41">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Quotations">
      <style:paragraph-properties fo:margin-left="0.5in" fo:margin-right="0in" fo:text-indent="0in" style:auto-text-indent="false"/>
    </style:style>
    <style:style style:name="P83" style:family="paragraph" style:parent-style-name="Text_20_body" style:list-style-name="L42">
      <style:paragraph-properties fo:margin-left="0.5in" fo:margin-right="0in" fo:text-indent="0in" style:auto-text-indent="false" fo:margin-top="0in" fo:margin-bottom="0in"/>
    </style:style>
    <style:style style:name="P84" style:family="paragraph" style:parent-style-name="Preformatted_20_Text">
    </style:style>
    <style:style style:name="P85" style:family="paragraph" style:parent-style-name="Text_20_body" style:list-style-name="L43">
    </style:style>
    <style:style style:name="P86" style:family="paragraph" style:parent-style-name="Text_20_body" style:list-style-name="L44">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45">
      <style:paragraph-properties fo:margin-top="0in" fo:margin-bottom="0in"/>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Quotations">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50">
    </style:style>
    <style:style style:name="P106" style:family="paragraph" style:parent-style-name="Quotations">
      <style:paragraph-properties fo:margin-left="0.5in" fo:margin-right="0in" fo:text-indent="0in" style:auto-text-indent="false"/>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54">
    </style:style>
    <style:style style:name="P139" style:family="paragraph" style:parent-style-name="Text_20_body" style:list-style-name="L55">
      <style:paragraph-properties fo:margin-top="0in" fo:margin-bottom="0in"/>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Quotations">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Quotations">
      <style:paragraph-properties fo:margin-left="0.5in" fo:margin-right="0in" fo:text-indent="0in" style:auto-text-indent="false"/>
    </style:style>
    <style:style style:name="P151" style:family="paragraph" style:parent-style-name="Text_20_body" style:list-style-name="L58">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style>
    <style:style style:name="P155" style:family="paragraph" style:parent-style-name="Text_20_body" style:list-style-name="L62">
      <style:paragraph-properties fo:margin-top="0in" fo:margin-bottom="0in"/>
    </style:style>
    <style:style style:name="P156" style:family="paragraph" style:parent-style-name="Quotations">
      <style:paragraph-properties fo:margin-left="0.5in" fo:margin-right="0in" fo:text-indent="0in" style:auto-text-indent="false"/>
    </style:style>
    <style:style style:name="P157" style:family="paragraph" style:parent-style-name="Text_20_body" style:list-style-name="L63">
    </style:style>
    <style:style style:name="P158" style:family="paragraph" style:parent-style-name="Text_20_body" style:list-style-name="L64">
      <style:paragraph-properties fo:margin-top="0in" fo:margin-bottom="0in"/>
    </style:style>
    <style:style style:name="P159" style:family="paragraph" style:parent-style-name="Text_20_body" style:list-style-name="L65">
      <style:paragraph-properties fo:margin-top="0in" fo:margin-bottom="0in"/>
    </style:style>
    <style:style style:name="P160" style:family="paragraph" style:parent-style-name="Text_20_body" style:list-style-name="L66">
      <style:paragraph-properties fo:margin-top="0in" fo:margin-bottom="0in"/>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67">
      <style:paragraph-properties fo:margin-top="0in" fo:margin-bottom="0in"/>
    </style:style>
    <style:style style:name="P218" style:family="paragraph" style:parent-style-name="Quotations">
      <style:paragraph-properties fo:margin-left="0.5in" fo:margin-right="0in" fo:text-indent="0in" style:auto-text-indent="false"/>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Quotations">
      <style:paragraph-properties fo:margin-left="0.5in" fo:margin-right="0in" fo:text-indent="0in" style:auto-text-indent="false"/>
    </style:style>
    <style:style style:name="P253" style:family="paragraph" style:parent-style-name="Preformatted_20_Text">
      <style:paragraph-properties fo:margin-left="0.5in" fo:margin-right="0in" fo:text-indent="0in" style:auto-text-indent="false"/>
    </style:style>
    <style:style style:name="P254" style:family="paragraph" style:parent-style-name="Preformatted_20_Text">
      <style:paragraph-properties fo:margin-left="0.5in" fo:margin-right="0in" fo:text-indent="0in" style:auto-text-indent="false"/>
    </style:style>
    <style:style style:name="P255" style:family="paragraph" style:parent-style-name="Preformatted_20_Text">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Text_20_body" style:list-style-name="L68">
    </style:style>
    <style:style style:name="P265" style:family="paragraph" style:parent-style-name="Text_20_body" style:list-style-name="L69">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text:p>
      <text:p text:style-name="Text_20_body">Com veurem al llarg del curs, HTML5 no és només el llenguatge de marques (HTML), sino tot un ecosistema que comprèn aquest, els fulls d'estil (CSS), el llenguatge de programació ECMASCRIPT (Javascript) i tota una sèrie d'APIs que ens permeten des d'emmagatzemar dades als ordinadors de l'usuari (<text:span text:style-name="T2">LocalStorage</text:span>) fins a interactuar amb el sistema operatiu d'aquest ja sigui per obtenir les coordenades on es troba ubicat el dispositiu, la orientació de la pantalla, consultar els contactes, o fer vibrar el dispositiu, entre moltíssimes altres possibilitats.</text:p>
      <text:p text:style-name="Text_20_body">Però el gran desconegut amb diferència i no perquè li manqui importància és CSS. Dominar bé els conceptes fonamentals de CSS pot marcar la diferència a l'hora de treballar amb HTML5.</text:p>
      <text:p text:style-name="Text_20_body">Per aquest motiu, a més fer un breu repàs al HTML aprofundint només en les novetats que incorpora HTML5, aquest curs es centrarà principalment en aprofundir en els fulls d'estil (CSS).</text:p>
      <text:p text:style-name="Text_20_body">Addicionalment, al final de cada unitat didàctica, veurem una mica de Javascript, el qual ens ajudarà a acabar d'arrodonir els nostres projectes en HTML5.</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3">Node.JS</text:span> i <text:span text:style-name="T4">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5">doctype</text:span> que passa a ser simplement:</text:p>
      <text:p text:style-name="P21">&lt;!DOCTYPE HTML&gt;</text:p>
      <text:p text:style-name="First_20_paragraph"><text:span text:style-name="T6">A</text:span><text:span text:style-name="T7"> </text:span><text:span text:style-name="T8">partir</text:span><text:span text:style-name="T9"> </text:span><text:span text:style-name="T10">d'HTML5,</text:span><text:span text:style-name="T11"> </text:span><text:span text:style-name="T12">aquell</text:span><text:span text:style-name="T13"> </text:span><text:span text:style-name="T14">"feien</text:span><text:span text:style-name="T15"> </text:span><text:span text:style-name="T16">el</text:span><text:span text:style-name="T17"> </text:span><text:span text:style-name="T18">que</text:span><text:span text:style-name="T19"> </text:span><text:span text:style-name="T20">podien"</text:span><text:span text:style-name="T21"> </text:span><text:span text:style-name="T22">d'abans</text:span><text:span text:style-name="T23"> </text:span><text:span text:style-name="T24">passa</text:span><text:span text:style-name="T25"> </text:span><text:span text:style-name="T26">a</text:span><text:span text:style-name="T27"> </text:span><text:span text:style-name="T28">ser</text:span><text:span text:style-name="T29"> </text:span><text:span text:style-name="T30">la</text:span><text:span text:style-name="T31"> </text:span><text:span text:style-name="T32">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33">Per</text:span><text:span text:style-name="T34"> </text:span><text:span text:style-name="T35">exemple:</text:span> un navegador que no conegui el tag <text:span text:style-name="T36">&lt;progress&gt;</text:span>, el tractarà com si en el seu lloc hi hagués un simple <text:span text:style-name="T37">&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38">Custom</text:span><text:span text:style-name="T39"> </text:span><text:span text:style-name="T40">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41">el</text:span><text:span text:style-name="T42"> </text:span><text:span text:style-name="T43">que</text:span><text:span text:style-name="T44"> </text:span><text:span text:style-name="T45">és</text:span><text:span text:style-name="T46"> </text:span><text:span text:style-name="T47">molt</text:span><text:span text:style-name="T48"> </text:span><text:span text:style-name="T49">més</text:span><text:span text:style-name="T50"> </text:span><text:span text:style-name="T51">important:</text:span> sense el perill que nous atributs que s'estandarditzin en el futur hi puguin col·lisionar.</text:p>
      <text:p text:style-name="Text_20_body">Resulten <text:span text:style-name="T52">molt</text:span><text:span text:style-name="T53"> </text:span><text:span text:style-name="T54">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T55">&lt;html&gt;</text:span>)</text:p>
          <text:list text:style-name="L24">
            <text:list-item>
              <text:p text:style-name="P34">Capçalera (<text:span text:style-name="T56">&lt;head&gt;</text:span>)</text:p>
            </text:list-item>
            <text:list-item>
              <text:p text:style-name="P34">Cos (<text:span text:style-name="T57">&lt;body&gt;</text:span>)</text:p>
            </text:list-item>
          </text:list>
        </text:list-item>
      </text:list>
      <text:h text:style-name="Heading_20_5" text:outline-level="5">Elements de la Capçalera</text:h>
      <text:list text:style-name="L25">
        <text:list-item>
          <text:p text:style-name="P35">Títol (<text:span text:style-name="T58">&lt;title&gt;</text:span>)</text:p>
        </text:list-item>
        <text:list-item>
          <text:p text:style-name="P35">Codificació de caràcters: <text:span text:style-name="T59">&lt;meta charset='utf-8' /&gt;</text:span></text:p>
        </text:list-item>
        <text:list-item>
          <text:p text:style-name="P35">Viewport: <text:span text:style-name="T60">&lt;meta name="viewport" content="width=device-width, initial-scale=1"&gt;</text:span></text:p>
        </text:list-item>
        <text:list-item>
          <text:p text:style-name="P35">Fulls d'estil</text:p>
          <text:list text:style-name="L26">
            <text:list-item>
              <text:p text:style-name="P36">Externs: <text:span text:style-name="T61">&lt;link rel="stylesheet" type="text/css" href="..." /&gt;</text:span></text:p>
            </text:list-item>
            <text:list-item>
              <text:p text:style-name="P36">Interns: <text:span text:style-name="T62">&lt;style&gt;...&lt;/style&gt;</text:span> (També poden anar dins el cos)</text:p>
            </text:list-item>
          </text:list>
        </text:list-item>
        <text:list-item>
          <text:p text:style-name="P35">Scripts (?)</text:p>
          <text:list text:style-name="L27">
            <text:list-item>
              <text:p text:style-name="P37">Externs: <text:span text:style-name="T63">&lt;script src="..." /&gt;</text:span> (També poden anar dins el cos*)</text:p>
            </text:list-item>
            <text:list-item>
              <text:p text:style-name="P37">Interns: <text:span text:style-name="T64">&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65">I</text:span><text:span text:style-name="T66"> </text:span><text:span text:style-name="T67">aquesta</text:span><text:span text:style-name="T68"> </text:span><text:span text:style-name="T69">és</text:span><text:span text:style-name="T70"> </text:span><text:span text:style-name="T71">la</text:span><text:span text:style-name="T72"> </text:span><text:span text:style-name="T73">millor</text:span><text:span text:style-name="T74"> </text:span><text:span text:style-name="T75">manera</text:span><text:span text:style-name="T76"> </text:span><text:span text:style-name="T77">d'assegurar-ho</text:span>.</text:p>
        </text:list-item>
      </text:list>
      <text:h text:style-name="Heading_20_5" text:outline-level="5">Elements del Cos</text:h>
      <text:p text:style-name="First_20_paragraph">Els mes comuns son:</text:p>
      <text:list text:style-name="L29">
        <text:list-item>
          <text:p text:style-name="P40"><text:span text:style-name="T78">&lt;div&gt;&lt;/div&gt;</text:span></text:p>
        </text:list-item>
        <text:list-item>
          <text:p text:style-name="P40"><text:span text:style-name="T79">&lt;span&gt;&lt;/span&gt;</text:span></text:p>
        </text:list-item>
        <text:list-item>
          <text:p text:style-name="P40"><text:span text:style-name="T80">&lt;h1&gt;&lt;/h1&gt;</text:span>, <text:span text:style-name="T81">&lt;h2&gt;&lt;/h2&gt;</text:span>, <text:span text:style-name="T82">&lt;h3&gt;&lt;/h3&gt;</text:span>, ...</text:p>
        </text:list-item>
        <text:list-item>
          <text:p text:style-name="P40"><text:span text:style-name="T83">&lt;a href="..."&gt;&lt;/a&gt;</text:span></text:p>
        </text:list-item>
        <text:list-item>
          <text:p text:style-name="P40"><text:span text:style-name="T84">&lt;p&gt;&lt;/p&gt;</text:span></text:p>
        </text:list-item>
        <text:list-item>
          <text:p text:style-name="P40"><text:span text:style-name="T85">&lt;br /&gt;</text:span></text:p>
        </text:list-item>
        <text:list-item>
          <text:p text:style-name="P40"><text:span text:style-name="T86">&lt;pre&gt;&lt;/pre&gt;</text:span></text:p>
        </text:list-item>
        <text:list-item>
          <text:p text:style-name="P40">etcètera...</text:p>
        </text:list-item>
      </text:list>
      <text:p text:style-name="First_20_paragraph">Llistes:</text:p>
      <text:list text:style-name="L30">
        <text:list-item>
          <text:p text:style-name="P41"><text:span text:style-name="T87">&lt;ul&gt;&lt;/ul&gt;</text:span> / <text:span text:style-name="T88">&lt;ol&gt;&lt;/ol&gt;</text:span></text:p>
          <text:list text:style-name="L31">
            <text:list-item>
              <text:p text:style-name="P42"><text:span text:style-name="T89">&lt;li&gt;&lt;/li&gt;</text:span></text:p>
            </text:list-item>
          </text:list>
        </text:list-item>
      </text:list>
      <text:p text:style-name="First_20_paragraph">Taules:</text:p>
      <text:list text:style-name="L32">
        <text:list-item>
          <text:p text:style-name="P43"><text:span text:style-name="T90">&lt;table&gt;&lt;/table&gt;</text:span></text:p>
          <text:list text:style-name="L33">
            <text:list-item>
              <text:p text:style-name="P44"><text:span text:style-name="T91">&lt;thead&gt;&lt;/thead&gt;</text:span> / <text:span text:style-name="T92">&lt;tbody&gt;&lt;/tbody&gt;</text:span> / <text:span text:style-name="T93">&lt;tfooter&gt;&lt;/tfooter&gt;</text:span></text:p>
            </text:list-item>
            <text:list-item>
              <text:p text:style-name="P44"><text:span text:style-name="T94">&lt;tr&gt;&lt;/tr&gt;</text:span></text:p>
            </text:list-item>
            <text:list-item>
              <text:p text:style-name="P44"><text:span text:style-name="T95">&lt;td&gt;&lt;/td&gt;</text:span> / <text:span text:style-name="T96">&lt;th&gt;&lt;/th&gt;</text:span></text:p>
            </text:list-item>
          </text:list>
        </text:list-item>
      </text:list>
      <text:p text:style-name="First_20_paragraph">Nous a HTML5</text:p>
      <text:list text:style-name="L34">
        <text:list-item>
          <text:p text:style-name="P45"><text:span text:style-name="T97">&lt;header&gt;&lt;/header&gt;</text:span></text:p>
        </text:list-item>
        <text:list-item>
          <text:p text:style-name="P45"><text:span text:style-name="T98">&lt;footer&gt;&lt;/footer&gt;</text:span></text:p>
        </text:list-item>
        <text:list-item>
          <text:p text:style-name="P45"><text:span text:style-name="T99">&lt;section&gt;&lt;/section&gt;</text:span></text:p>
        </text:list-item>
        <text:list-item>
          <text:p text:style-name="P45"><text:span text:style-name="T100">&lt;article&gt;&lt;/article&gt;</text:span></text:p>
        </text:list-item>
        <text:list-item>
          <text:p text:style-name="P45"><text:span text:style-name="T101">&lt;aside&gt;&lt;/aside&gt;</text:span></text:p>
        </text:list-item>
        <text:list-item>
          <text:p text:style-name="P45">etcètera...</text:p>
        </text:list-item>
      </text:list>
      <text:h text:style-name="Heading_20_4" text:outline-level="4">Referències</text:h>
      <text:list text:style-name="L35">
        <text:list-item>
          <text:p text:style-name="P46"><text:span text:style-name="T102">Elements</text:span><text:span text:style-name="T103"> </text:span><text:span text:style-name="T104">HTML5:</text:span></text:p>
          <text:list text:style-name="L36">
            <text:list-item>
              <text:p text:style-name="P47">Nous elements HTML5: <text:a xlink:type="simple" xlink:href="" office:name=""><text:span text:style-name="Definition">https://www.w3schools.com/html/html5_new_elements.asp</text:span></text:a>.</text:p>
            </text:list-item>
            <text:list-item>
              <text:p text:style-name="P47">Referència completa: <text:a xlink:type="simple" xlink:href="" office:name=""><text:span text:style-name="Definition">https://www.tutorialspoint.com/html5/html5_tags.htm</text:span></text:a>.</text:p>
            </text:list-item>
          </text:list>
        </text:list-item>
        <text:list-item>
          <text:p text:style-name="P46"><text:span text:style-name="T105">Atributs</text:span><text:span text:style-name="T106"> </text:span><text:span text:style-name="T107">HTML5:</text:span></text:p>
          <text:list text:style-name="L37">
            <text:list-item>
              <text:p text:style-name="P48">Referència competa d'atributs: <text:a xlink:type="simple" xlink:href="" office:name=""><text:span text:style-name="Definition">https://www.w3schools.com/tags/ref_attributes.asp</text:span></text:a>.</text:p>
            </text:list-item>
          </text:list>
        </text:list-item>
        <text:list-item>
          <text:p text:style-name="P46"><text:span text:style-name="T108">Altres:</text:span></text:p>
          <text:list text:style-name="L38">
            <text:list-item>
              <text:p text:style-name="P49">Viewport: <text:a xlink:type="simple" xlink:href="" office:name=""><text:span text:style-name="Definition">https://developer.mozilla.org/en-US/docs/Mozilla/Mobile/Viewport_meta_tag</text:span></text:a>.</text:p>
            </text:list-item>
          </text:list>
        </text:list-item>
        <text:list-item>
          <text:p text:style-name="P46"><text:span text:style-name="T109">Frameworks:</text:span></text:p>
          <text:list text:style-name="L39">
            <text:list-item>
              <text:p text:style-name="P50">React: <text:a xlink:type="simple" xlink:href="" office:name=""><text:span text:style-name="Definition">https://reactjs.org/</text:span></text:a>.</text:p>
            </text:list-item>
            <text:list-item>
              <text:p text:style-name="P50">Polymer: <text:a xlink:type="simple" xlink:href="" office:name=""><text:span text:style-name="Definition">https://www.polymer-project.org/</text:span></text:a>.</text:p>
            </text:list-item>
            <text:list-item>
              <text:p text:style-name="P50">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110">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11">action</text:span> o <text:span text:style-name="T112">method</text:span> i pot ser hageu notat que hem fet servir un <text:span text:style-name="T113">&lt;button&gt;</text:span> en comptes d'un <text:span text:style-name="T114">&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15">Ajax</text:span> i realitzar alguna modificació al document per a que l'usuari se n'adoni que la informació ha estat processada.</text:p>
        </text:list-item>
      </text:list>
      <text:p text:style-name="P61">📌 Tampoc hem fet servir el tag <text:span text:style-name="T116">&lt;label&gt;</text:span>. Posar etiquetes és perfectament vàlid i, fins i tot recomanable en molts casos. Però de vegades, quan les dades son suficientment autoexplicatives, utilitzar només l'atribut <text:span text:style-name="T117">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T118">&lt;input type="text"&gt;</text:span>.</text:p>
      <text:h text:style-name="Heading_20_4" text:outline-level="4">Nous atributs per a camps de formularis a HTML5</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placeholder</text:p>
          </table:table-cell>
          <table:table-cell table:style-name="Table2.A1" office:value-type="string">
            <text:p text:style-name="Table_20_Contents">pattern</text:p>
          </table:table-cell>
          <table:table-cell table:style-name="Table2.A1" office:value-type="string">
            <text:p text:style-name="Table_20_Contents">required</text:p>
          </table:table-cell>
        </table:table-row>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ext:p text:style-name="Table_20_Contents">autofocus</text:p>
          </table:table-cell>
        </table:table-row>
      </table:table>
      <text:h text:style-name="Heading_20_4" text:outline-level="4">Validació de Formularis</text:h>
      <text:p text:style-name="First_20_paragraph">La regla d'or en quant a validació de formularis és que aquesta <text:span text:style-name="T119">sempre</text:span><text:span text:style-name="T120"> </text:span><text:span text:style-name="T121">es</text:span><text:span text:style-name="T122"> </text:span><text:span text:style-name="T123">fa</text:span><text:span text:style-name="T124"> </text:span><text:span text:style-name="T125">costat</text:span><text:span text:style-name="T126"> </text:span><text:span text:style-name="T127">del</text:span><text:span text:style-name="T128"> </text:span><text:span text:style-name="T129">servidor</text:span>.</text:p>
      <text:p text:style-name="P63">📌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130">A</text:span><text:span text:style-name="T131"> </text:span><text:span text:style-name="T132">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33">placeholder</text:span> no té res a veure amb la validació de formularis.</text:p>
      <text:p text:style-name="Text_20_body">Però en una situació com la següent:</text:p>
      <text:p text:style-name="P64">&lt;label for="data"&gt;Data&lt;/label&gt;</text:p>
      <text:p text:style-name="P65">&lt;input name="data" type="text"&gt;</text:p>
      <text:p text:style-name="First_20_paragraph">...afegir un atribut de l'estil de <text:span text:style-name="T134">placeholder="dd/mm/aaaa"</text:span> pot ser un bon començament.</text:p>
      <text:p text:style-name="P66">📌 Evidentment, fer servir <text:span text:style-name="T135">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7">&lt;label for="color"&gt;</text:p>
      <text:p text:style-name="P68"><text:s text:c="4"/>Indiqui quin és el seu color favorit</text:p>
      <text:p text:style-name="P69">&lt;/label&gt;</text:p>
      <text:p text:style-name="P70">&lt;input name="color" type="text"&gt;</text:p>
      <text:p text:style-name="First_20_paragraph">Això podríem dir que <text:span text:style-name="T136">placeholder="Ex. #ff0000"</text:span> no ens ho arregla <text:span text:style-name="T137">massa</text:span>, precisament...</text:p>
      <text:p text:style-name="Text_20_body">Afortunadament, en HTML5 tenim el tipus de camp <text:span text:style-name="T138">color</text:span> que ens incrustarà un flamant <text:span text:style-name="T139">color-picker</text:span> per a que l'usuari pugi triar el que més li agradi.</text:p>
      <text:p text:style-name="Text_20_body">També, com hem dit, tenim el tipus <text:span text:style-name="T140">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T141">time</text:span></text:p>
          </table:table-cell>
          <table:table-cell table:style-name="Table3.A1" office:value-type="string">
            <text:p text:style-name="Table_20_Contents"><text:span text:style-name="T142">datetime-local</text:span></text:p>
          </table:table-cell>
          <table:table-cell table:style-name="Table3.A1" office:value-type="string">
            <text:p text:style-name="Table_20_Contents"><text:span text:style-name="T143">month</text:span></text:p>
          </table:table-cell>
        </table:table-row>
        <table:table-row>
          <table:table-cell table:style-name="Table3.A1" office:value-type="string">
            <text:p text:style-name="Table_20_Contents"><text:span text:style-name="T144">week</text:span></text:p>
          </table:table-cell>
          <table:table-cell table:style-name="Table3.A1" office:value-type="string">
            <text:p text:style-name="Table_20_Contents"><text:span text:style-name="T145">number</text:span></text:p>
          </table:table-cell>
          <table:table-cell table:style-name="Table3.A1" office:value-type="string">
            <text:p text:style-name="Table_20_Contents"><text:span text:style-name="T146">range</text:span></text:p>
          </table:table-cell>
        </table:table-row>
        <table:table-row>
          <table:table-cell table:style-name="Table3.A1" office:value-type="string">
            <text:p text:style-name="Table_20_Contents"><text:span text:style-name="T147">search</text:span></text:p>
          </table:table-cell>
          <table:table-cell table:style-name="Table3.A1" office:value-type="string">
            <text:p text:style-name="Table_20_Contents"><text:span text:style-name="T148">tel</text:span></text:p>
          </table:table-cell>
          <table:table-cell table:style-name="Table3.A1" office:value-type="string">
            <text:p text:style-name="Table_20_Contents"><text:span text:style-name="T149">url</text:span></text:p>
          </table:table-cell>
        </table:table-row>
        <table:table-row>
          <table:table-cell table:style-name="Table3.A1" office:value-type="string">
            <text:p text:style-name="Table_20_Contents"><text:span text:style-name="T150">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1">
        <text:list-item>
          <text:p text:style-name="P71">En general alguns d'ells, com <text:span text:style-name="T151">color</text:span> o <text:span text:style-name="T152">range</text:span> ens presentaran un widget totalment personalitzat de manera que no podrem introduir valors invàlids de cap manera (tret que, per exemple, només vulguem acceptar dates dins d'un determinat període).</text:p>
        </text:list-item>
        <text:list-item>
          <text:p text:style-name="P71">Altres, com <text:span text:style-name="T153">tel</text:span>, <text:span text:style-name="T154">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2">☞ A l'apartat de <text:span text:style-name="T155">Referències</text:span> podeu trobar l'enllaç a la llista actualitzada completa.</text:p>
      <text:h text:style-name="Heading_20_5" text:outline-level="5">Atributs de validació</text:h>
      <text:p text:style-name="First_20_paragraph"><text:span text:style-name="T156">pattern:</text:span></text:p>
      <text:p text:style-name="Text_20_body">Desgraciadament no podem tenir un tipus de camp específic per a cada tipus de dades que eventualment puguem voler sol·licitar en un formulari.</text:p>
      <text:p text:style-name="Text_20_body">A l'exemple següent:</text:p>
      <text:p text:style-name="P73">&lt;label for="url"&gt;Url&lt;/label&gt;</text:p>
      <text:p text:style-name="P74">&lt;input name="url" type="url"&gt;</text:p>
      <text:p text:style-name="P75">&lt;label for="ip"&gt;Adreça IP&lt;/label&gt;</text:p>
      <text:p text:style-name="P76">&lt;input name="ip" type="text" placeholder="Ex: 192.168.1.1"&gt;</text:p>
      <text:p text:style-name="First_20_paragraph">...el <text:span text:style-name="T157">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58">pattern</text:span> ens permet especificar una expressió regular associada al camp de manera que, sempre que el contingut del mateix no la compleixi, adoptarà l'estat de "no validat".</text:p>
      <text:p text:style-name="P77">&lt;label for="ip"&gt;Adreça IP&lt;/label&gt;</text:p>
      <text:p text:style-name="P78">&lt;input name="ip" type="text"</text:p>
      <text:p text:style-name="P79"><text:s text:c="4"/>placeholder="Ex: 192.168.1.1"</text:p>
      <text:p text:style-name="P80"><text:s text:c="4"/>pattern="((^|\.)((25[0-5])|(2[0-4]\d)|(1\d\d)|([1-9]?\d))){4}$"</text:p>
      <text:p text:style-name="P81">&gt;</text:p>
      <text:p text:style-name="P82">📌 Les <text:span text:style-name="T159">expressions</text:span><text:span text:style-name="T160"> </text:span><text:span text:style-name="T161">regulars</text:span> no acostumen a brillar per la seva llegibilitat i la de validar una IP, encara que sigui de versió 4, no és tampoc de les més senzilles.</text:p>
      <text:p text:style-name="P82">Però un cop les dominam son un recurs impagable a l'hora de validar dades.</text:p>
      <text:p text:style-name="P82">A la secció de <text:span text:style-name="T162">Referències</text:span> teniu dos enllaços al respecte:</text:p>
      <text:list text:style-name="L42">
        <text:list-item>
          <text:p text:style-name="P83">Un és un interessant recull d'<text:span text:style-name="T163">expressions</text:span><text:span text:style-name="T164"> </text:span><text:span text:style-name="T165">regulars</text:span> comunes en la validació de formularis HTML5.</text:p>
        </text:list-item>
        <text:list-item>
          <text:p text:style-name="P83">L'altre, per aquells que estiguin interessats en aprendre'n més, és un portal on trobareu tota la informació que pugueu necessitar per dominar les <text:span text:style-name="T166">expressions</text:span><text:span text:style-name="T167"> </text:span><text:span text:style-name="T168">regulars</text:span>.</text:p>
        </text:list-item>
      </text:list>
      <text:p text:style-name="First_20_paragraph"><text:span text:style-name="T169">required:</text:span></text:p>
      <text:p text:style-name="Text_20_body">L'atribut <text:span text:style-name="T170">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71">required</text:span> ens permet identificar aquells camps que realment son requerits. De manera que el formulari pugui saber quan ens ha de marcar com a error el fet que, eventualment, no estigui emplenat.</text:p>
      <text:p text:style-name="P84">&lt;input name="nom" type="text" placeholder="Nom*" required&gt;</text:p>
      <text:p text:style-name="First_20_paragraph"><text:span text:style-name="T172">min,</text:span><text:span text:style-name="T173"> </text:span><text:span text:style-name="T174">max</text:span><text:span text:style-name="T175"> </text:span><text:span text:style-name="T176">i</text:span><text:span text:style-name="T177"> </text:span><text:span text:style-name="T178">step:</text:span></text:p>
      <text:p text:style-name="Text_20_body">En camps de tipus <text:span text:style-name="T179">number</text:span> i <text:span text:style-name="T180">range</text:span> ens permeten establir els valors mínim, màxim i la resolució d'increment/decrement.</text:p>
      <text:p text:style-name="Text_20_body"><text:span text:style-name="T181">minlength</text:span><text:span text:style-name="T182"> </text:span><text:span text:style-name="T183">i</text:span><text:span text:style-name="T184"> </text:span><text:span text:style-name="T185">maxlength:</text:span></text:p>
      <text:p text:style-name="Text_20_body">En camps de text ens permeten establir una longitud mínima i màxima.</text:p>
      <text:h text:style-name="Heading_20_4" text:outline-level="4">Referències</text:h>
      <text:list text:style-name="L43">
        <text:list-item>
          <text:p text:style-name="P85">Tipus de camps en HTML5: <text:a xlink:type="simple" xlink:href="" office:name=""><text:span text:style-name="Definition">https://www.w3schools.com/html/html_form_input_types.asp</text:span></text:a></text:p>
        </text:list-item>
        <text:list-item>
          <text:p text:style-name="P85">Repositori d'expressions regulars comunes per HTML4: <text:a xlink:type="simple" xlink:href="" office:name=""><text:span text:style-name="Definition">http://html5pattern.com/Miscs</text:span></text:a></text:p>
        </text:list-item>
        <text:list-item>
          <text:p text:style-name="P85">Tot sobre expressions regulars: <text:a xlink:type="simple" xlink:href="" office:name=""><text:span text:style-name="Definition">https://www.regular-expressions.info/</text:span></text:a>.</text:p>
        </text:list-item>
        <text:list-item>
          <text:p text:style-name="P85">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186">asíncron</text:span>:</text:p>
      <text:list text:style-name="L44">
        <text:list-item>
          <text:p text:style-name="P86">Orientat a events</text:p>
        </text:list-item>
        <text:list-item>
          <text:p text:style-name="P86">...que son gestionats mitjançant <text:span text:style-name="T187">callbacks</text:span></text:p>
        </text:list-item>
        <text:list-item>
          <text:p text:style-name="P86">...que s'enqueuen al <text:span text:style-name="T188">event-loop</text:span>.</text:p>
        </text:list-item>
      </text:list>
      <text:p text:style-name="First_20_paragraph">La seva primera versió la va desenvolupar <text:span text:style-name="T189">Brendan</text:span><text:span text:style-name="T190"> </text:span><text:span text:style-name="T191">Eich</text:span> en només 10 dies per encàrrec de <text:span text:style-name="T192">Netscape</text:span> amb la intenció de dotar els seus navegadors de certa interactivitat.</text:p>
      <text:p text:style-name="Text_20_body">Els programes en Javascript s'executen en un sol fil del processador. El que ens permet programar <text:span text:style-name="T193">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7">&gt; "hello world".length</text:p>
      <text:p text:style-name="P88">11</text:p>
      <text:p text:style-name="P89">&gt; "hello world".split(" ")</text:p>
      <text:p text:style-name="P90">[ 'hello', 'world' ]</text:p>
      <text:p text:style-name="P91">El que no és en realitat és un llenguatge "orientat a classes": No cal una <text:span text:style-name="T194">classe</text:span> per crear un objecte en Javascript.</text:p>
      <text:p text:style-name="P91">També té herència. Però el que s'hereden son els <text:span text:style-name="T195">prototipus</text:span> i no les <text:span text:style-name="T196">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5">
        <text:list-item>
          <text:p text:style-name="P92"><text:span text:style-name="T197">Math</text:span></text:p>
        </text:list-item>
        <text:list-item>
          <text:p text:style-name="P92"><text:span text:style-name="T198">Date</text:span></text:p>
        </text:list-item>
        <text:list-item>
          <text:p text:style-name="P92"><text:span text:style-name="T199">RegExp</text:span></text:p>
        </text:list-item>
        <text:list-item>
          <text:p text:style-name="P92"><text:span text:style-name="T200">Object</text:span></text:p>
        </text:list-item>
        <text:list-item>
          <text:p text:style-name="P92"><text:span text:style-name="T201">String</text:span></text:p>
        </text:list-item>
        <text:list-item>
          <text:p text:style-name="P92"><text:span text:style-name="T202">Number</text:span></text:p>
        </text:list-item>
        <text:list-item>
          <text:p text:style-name="P92"><text:span text:style-name="T203">Array</text:span></text:p>
        </text:list-item>
      </text:list>
      <text:p text:style-name="First_20_paragraph">...i d'altres només els trobarem en entorns determinats:</text:p>
      <text:list text:style-name="L46">
        <text:list-item>
          <text:p text:style-name="P93">Node.JS:</text:p>
          <text:list text:style-name="L47">
            <text:list-item>
              <text:p text:style-name="P94"><text:span text:style-name="T204">process</text:span></text:p>
            </text:list-item>
            <text:list-item>
              <text:p text:style-name="P94"><text:span text:style-name="T205">fs</text:span></text:p>
            </text:list-item>
          </text:list>
        </text:list-item>
        <text:list-item>
          <text:p text:style-name="P93">Navegador:</text:p>
          <text:list text:style-name="L48">
            <text:list-item>
              <text:p text:style-name="P95"><text:span text:style-name="T206">document</text:span></text:p>
            </text:list-item>
            <text:list-item>
              <text:p text:style-name="P95"><text:span text:style-name="T207">window</text:span></text:p>
            </text:list-item>
          </text:list>
        </text:list-item>
      </text:list>
      <text:p text:style-name="First_20_paragraph">...un cas especial és el de l'objecte <text:span text:style-name="T208">console</text:span> que ens el trobarem sempre (pel que podriem dir que pertany al primer grup), amb els seus arxiconeguts mètodes <text:span text:style-name="T209">console.log()</text:span> i <text:span text:style-name="T210">console.error()</text:span>, però que el cito apart perquè, tot i presentar una interfície idèntica en tots els entorns, i realitzar una funció, efectivament idèntica. La forma en que es materialitza aquesta interacció pot ser radicalment distinta:</text:p>
      <text:list text:style-name="L49">
        <text:list-item>
          <text:p text:style-name="P96">A qualsevol intèrpret de terminal, com Node.JS: Ens mostrarà el resultat per la pantalla (consola).</text:p>
        </text:list-item>
        <text:list-item>
          <text:p text:style-name="P96">En un navegador, en canvi: Els missatges romanen ocults a no ser que nosaltres accediguem a la <text:span text:style-name="T211">consola</text:span><text:span text:style-name="T212"> </text:span><text:span text:style-name="T213">del</text:span><text:span text:style-name="T214"> </text:span><text:span text:style-name="T215">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16">ECMA:</text:span> (European Computer Manufacturers Association) va voler estandarditzar-lo. Però el terme "Javascript" és una marca comercial registrada i l'aleshores titular, <text:span text:style-name="T217">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7">var Comptador = 10;</text:p>
      <text:p text:style-name="P98">comptador--;</text:p>
      <text:p text:style-name="P99">console.log(comptador);</text:p>
      <text:p text:style-name="First_20_paragraph">...retornaria <text:span text:style-name="T218">-1</text:span> (quan nosaltres probablement esperaríem un <text:span text:style-name="T219">9</text:span>) en comptes de donar un error per variable no declarada, que és el que realment hauria de fer (en Javascript els identificadors son <text:span text:style-name="T220">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0">"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21">també</text:span><text:span text:style-name="T222"> </text:span><text:span text:style-name="T223">funcionaria</text:span><text:span text:style-name="T224"> </text:span><text:span text:style-name="T225">amb</text:span><text:span text:style-name="T226"> </text:span><text:span text:style-name="T227">motors</text:span><text:span text:style-name="T228"> </text:span><text:span text:style-name="T229">antics</text:span>.</text:p>
      <text:p text:style-name="P101">📌 En resum: <text:span text:style-name="T230">SEMPRE</text:span> que ens disposem a escriure codi en Javascript, el primer que farem serà posar la cadena <text:span text:style-name="T231">"use strict";</text:span> al principi.</text:p>
      <text:p text:style-name="P101">Això ens ajudarà a fer millor codi i ens evitarà molts de problemes...</text:p>
      <text:h text:style-name="Heading_20_5" text:outline-level="5">Variables</text:h>
      <text:p text:style-name="First_20_paragraph">Tenim tres formes de declarar variables:</text:p>
      <text:p text:style-name="P102">var foo; // Function (closure) level scope</text:p>
      <text:p text:style-name="P103">let bar; // Block ({ ... }) level scope</text:p>
      <text:p text:style-name="P104">const foo; <text:s text:c="1"/>// Block-level, not de-referenciable.</text:p>
      <text:list text:style-name="L50">
        <text:list-item>
          <text:p text:style-name="P105">Només <text:span text:style-name="T232">var</text:span> funcionarà en versions antigues (però hi ha <text:span text:style-name="T233">transpiladors</text:span> que ens ho arreglen).</text:p>
        </text:list-item>
        <text:list-item>
          <text:p text:style-name="P105">Amb <text:span text:style-name="T234">let</text:span> i <text:span text:style-name="T235">const</text:span> no hi ha <text:span text:style-name="T236">hoisting</text:span>: (No poden ser referenciades abans de la declaració). Ni tampoc fora del bloc en el que s'han definit.</text:p>
        </text:list-item>
        <text:list-item>
          <text:p text:style-name="P105">Les variables en Javascript son <text:span text:style-name="T237">referències</text:span> a objectes: <text:span text:style-name="T238">Amb</text:span><text:span text:style-name="T239"> </text:span><text:span text:style-name="T240">const</text:span><text:span text:style-name="T241"> </text:span><text:span text:style-name="T242">l'únic</text:span><text:span text:style-name="T243"> </text:span><text:span text:style-name="T244">que</text:span><text:span text:style-name="T245"> </text:span><text:span text:style-name="T246">és</text:span><text:span text:style-name="T247"> </text:span><text:span text:style-name="T248">constant</text:span><text:span text:style-name="T249"> </text:span><text:span text:style-name="T250">és</text:span><text:span text:style-name="T251"> </text:span><text:span text:style-name="T252">la</text:span><text:span text:style-name="T253"> </text:span><text:span text:style-name="T254">referència:</text:span> El contingut de l'objecte sí pot canviar.</text:p>
        </text:list-item>
      </text:list>
      <text:p text:style-name="P106">📌 Com a bona pràctica (sempre que ens ho poguem permetre) farem servir preferentment <text:span text:style-name="T255">const</text:span>. Si no ens serveix <text:span text:style-name="T256">let</text:span> i, només com a darrer recurs <text:span text:style-name="T257">var</text:span>.</text:p>
      <text:h text:style-name="Heading_20_5" text:outline-level="5">Àmbit (Scope)</text:h>
      <text:p text:style-name="First_20_paragraph">L'àmbit d'una variable determina a quines parts del codi aquesta és visible.</text:p>
      <text:list text:style-name="L51">
        <text:list-item>
          <text:p text:style-name="P107">Les variables <text:span text:style-name="T258">globals</text:span> son aquelles que son visibles des de qualsevol part del programa.</text:p>
          <text:list text:style-name="L52">
            <text:list-item>
              <text:p text:style-name="P108">Fora del mode estricte les variables invocades sense haver estat prèviament declarades (ex.: <text:span text:style-name="T259">a = 23;</text:span>) es declaren automàticament a l'àmbit global. <text:span text:style-name="T260">Per</text:span><text:span text:style-name="T261"> </text:span><text:span text:style-name="T262">això</text:span><text:span text:style-name="T263"> </text:span><text:span text:style-name="T264">SEMPRE</text:span><text:span text:style-name="T265"> </text:span><text:span text:style-name="T266">hem</text:span><text:span text:style-name="T267"> </text:span><text:span text:style-name="T268">d'activar</text:span><text:span text:style-name="T269"> </text:span><text:span text:style-name="T270">el</text:span><text:span text:style-name="T271"> </text:span><text:span text:style-name="T272">mode</text:span><text:span text:style-name="T273"> </text:span><text:span text:style-name="T274">estricte</text:span>.</text:p>
            </text:list-item>
            <text:list-item>
              <text:p text:style-name="P108">En el mode estricte només es poden declarar variables globals amb <text:span text:style-name="T275">var</text:span> i exclusivament fora de qualsevol <text:span text:style-name="T276">clausura</text:span>.</text:p>
            </text:list-item>
            <text:list-item>
              <text:p text:style-name="P108">En realitat, les variables d'àmbit global son propietats del <text:span text:style-name="T277">global</text:span><text:span text:style-name="T278"> </text:span><text:span text:style-name="T279">object</text:span>. Així <text:span text:style-name="T280">var foo="bar"</text:span> (fora de qualsevol clausura) i <text:span text:style-name="T281">window.foo="bar"</text:span> serien declaracions equivalents.</text:p>
            </text:list-item>
            <text:list-item>
              <text:p text:style-name="P108">El <text:span text:style-name="T282">global</text:span><text:span text:style-name="T283"> </text:span><text:span text:style-name="T284">object</text:span> és <text:span text:style-name="T285">window</text:span> als navegadors i <text:span text:style-name="T286">process</text:span> a <text:span text:style-name="T287">Node.JS</text:span>. Existeix la proposta d'estandarditzar pròpiament <text:span text:style-name="T288">global</text:span> com a referència a <text:span text:style-name="T289">window</text:span> o <text:span text:style-name="T290">process</text:span>, respectivament.</text:p>
            </text:list-item>
          </text:list>
        </text:list-item>
        <text:list-item>
          <text:p text:style-name="P107">L'àmbit de les variables declarades amb <text:span text:style-name="T291">var</text:span> és el de la <text:span text:style-name="T292">clausura</text:span> dins la que han estat declarades o l'àmbit global en el cas que de no haver estat declarades dins cap.</text:p>
        </text:list-item>
        <text:list-item>
          <text:p text:style-name="P107">L'àmbit de les variables declarades amb <text:span text:style-name="T293">let</text:span> o <text:span text:style-name="T294">const</text:span> és el del <text:span text:style-name="T295">bloc</text:span> de codi en el que han estat definides.</text:p>
          <text:list text:style-name="L53">
            <text:list-item>
              <text:p text:style-name="P109">Els <text:span text:style-name="T296">blocs</text:span><text:span text:style-name="T297"> </text:span><text:span text:style-name="T298">de</text:span><text:span text:style-name="T299"> </text:span><text:span text:style-name="T300">codi</text:span> es delimiten amb <text:span text:style-name="T301">{</text:span> i <text:span text:style-name="T302">}</text:span> ja sigui com a predicat d'una sentència (<text:span text:style-name="T303">if (x) {...}</text:span>) o simplement posats expréssament amb la finalitat de limitar l'àmbit de les variables del seu interior (<text:span text:style-name="T304">{let <text:s text:c="2"/>i=0; ...}</text:span>):</text:p>
            </text:list-item>
            <text:list-item>
              <text:p text:style-name="P109">Un cas especial és el de la sentència <text:span text:style-name="T305">for</text:span> ón al codi <text:span text:style-name="T306">for (let i=0; <text:s text:c="2"/>i&lt;arr.length; i++) {...}</text:span>, l'àmbit de <text:span text:style-name="T307">i</text:span> correspondria a l'interior el bloc <text:span text:style-name="T308">{...}</text:span>.</text:p>
            </text:list-item>
          </text:list>
        </text:list-item>
      </text:list>
      <text:p text:style-name="P110">const arr = [1, 2, 3, 4]</text:p>
      <text:p text:style-name="P111">for (let i=0; i&lt;arr.length; i++) {</text:p>
      <text:p text:style-name="P112"><text:s text:c="4"/>arr[i] += 2;</text:p>
      <text:p text:style-name="P113">};</text:p>
      <text:p text:style-name="P114">console.log (arr); // [3, 4, 5, 6]</text:p>
      <text:p text:style-name="P115">console.log (i); // Error!!</text:p>
      <text:p text:style-name="P116"><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309">que</text:span><text:span text:style-name="T310"> </text:span><text:span text:style-name="T311">invocam</text:span> una funció (no en el temps de creació) pel que cada cop que invoquem de nou la mateixa funció s'en crearà una de nova totalment separada de la anterior.</text:p>
      <text:p text:style-name="Text_20_body">Les variables declarades dins una clausura només son visibles dins d'aquesta <text:span text:style-name="T312">i</text:span><text:span text:style-name="T313"> </text:span><text:span text:style-name="T314">dins</text:span><text:span text:style-name="T315"> </text:span><text:span text:style-name="T316">les</text:span><text:span text:style-name="T317"> </text:span><text:span text:style-name="T318">que</text:span><text:span text:style-name="T319"> </text:span><text:span text:style-name="T320">es</text:span><text:span text:style-name="T321"> </text:span><text:span text:style-name="T322">crein</text:span><text:span text:style-name="T323"> </text:span><text:span text:style-name="T324">dins</text:span><text:span text:style-name="T325"> </text:span><text:span text:style-name="T326">ella.</text:span> D'això s'en diu <text:span text:style-name="T327">Runtime</text:span><text:span text:style-name="T328"> </text:span><text:span text:style-name="T329">Scope</text:span> o àmbit en temps d'execució.</text:p>
      <text:p text:style-name="Text_20_body">En canvi, <text:span text:style-name="T330">els</text:span><text:span text:style-name="T331"> </text:span><text:span text:style-name="T332">objectes</text:span><text:span text:style-name="T333"> </text:span><text:span text:style-name="T334">que</text:span><text:span text:style-name="T335"> </text:span><text:span text:style-name="T336">aquestes</text:span><text:span text:style-name="T337"> </text:span><text:span text:style-name="T338">referencien,</text:span><text:span text:style-name="T339"> </text:span><text:span text:style-name="T340">també</text:span><text:span text:style-name="T341"> </text:span><text:span text:style-name="T342">poden</text:span><text:span text:style-name="T343"> </text:span><text:span text:style-name="T344">ser</text:span><text:span text:style-name="T345"> </text:span><text:span text:style-name="T346">referenciats</text:span><text:span text:style-name="T347"> </text:span><text:span text:style-name="T348">des</text:span><text:span text:style-name="T349"> </text:span><text:span text:style-name="T350">de</text:span><text:span text:style-name="T351"> </text:span><text:span text:style-name="T352">l'exterior</text:span>:</text:p>
      <text:p text:style-name="P117">function sumador(n) { // Això no crea cap clausura.</text:p>
      <text:p text:style-name="P118"><text:s text:c="4"/>let x = n; // (en realitat hauriem pogut fer servir 'n')</text:p>
      <text:p text:style-name="P119"><text:s text:c="4"/>let fn = function suma(m) {</text:p>
      <text:p text:style-name="P120"><text:s text:c="8"/>x += m;</text:p>
      <text:p text:style-name="P121"><text:s text:c="8"/>return x;</text:p>
      <text:p text:style-name="P122"><text:s text:c="4"/>};</text:p>
      <text:p text:style-name="P123"><text:s text:c="4"/>return fn;</text:p>
      <text:p text:style-name="P124">};</text:p>
      <text:p text:style-name="P125"/>
      <text:p text:style-name="P126">let s1 = sumador(0); // Això sí crea una clausura.</text:p>
      <text:p text:style-name="P127">let s2 = sumador(100); // I això una altra...</text:p>
      <text:p text:style-name="P128"/>
      <text:p text:style-name="P129">console.log (s1(3)); // 3</text:p>
      <text:p text:style-name="P130">console.log (s1(5)); // 8</text:p>
      <text:p text:style-name="P131">console.log (s2(5)); // 105</text:p>
      <text:p text:style-name="First_20_paragraph">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T353">const</text:span> o <text:span text:style-name="T354">let</text:span>:</text:p>
      <text:p text:style-name="P132">// Petit controlador secundari:</text:p>
      <text:p text:style-name="P133">(function(model) {</text:p>
      <text:p text:style-name="P134"><text:s text:c="3"/>... implementació ...</text:p>
      <text:p text:style-name="P135">})(model.submodel.foo.bar);</text:p>
      <text:p text:style-name="P136">📌 El patró anterior es coneix pel nom de <text:span text:style-name="T355">IIFE</text:span>: <text:span text:style-name="T356">(Immediately</text:span><text:span text:style-name="T357"> </text:span><text:span text:style-name="T358">Invoked</text:span><text:span text:style-name="T359"> </text:span><text:span text:style-name="T360">Function</text:span><text:span text:style-name="T361"> </text:span><text:span text:style-name="T362">Expression)</text:span>.</text:p>
      <text:p text:style-name="P136">La seva forma més senzilla és <text:span text:style-name="T363">(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T364">const myCoolObj = (function coolObjBulder(options){...;return obj})(config);</text:span></text:p>
      <text:h text:style-name="Heading_20_5" text:outline-level="5">This</text:h>
      <text:p text:style-name="First_20_paragraph"><text:span text:style-name="T365">this</text:span> és la propietat més àmpliament incompresa de Javascript.</text:p>
      <text:p text:style-name="Text_20_body"><text:span text:style-name="T366">this</text:span> implementa el <text:span text:style-name="T367">Call</text:span><text:span text:style-name="T368"> </text:span><text:span text:style-name="T369">Site</text:span><text:span text:style-name="T370"> </text:span><text:span text:style-name="T371">Scope</text:span> (en contraposició amb el <text:span text:style-name="T372">Runtime</text:span><text:span text:style-name="T373"> </text:span><text:span text:style-name="T374">Scope</text:span> que acabam de veure).</text:p>
      <text:p text:style-name="P137">📌 Explicar a fons <text:span text:style-name="T375">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4">
        <text:list-item>
          <text:p text:style-name="P138"><text:span text:style-name="T376">Paràmetres</text:span><text:span text:style-name="T377"> </text:span><text:span text:style-name="T378">per</text:span><text:span text:style-name="T379"> </text:span><text:span text:style-name="T380">defecte:</text:span> <text:span text:style-name="T381">function inc(step=1){this.counter += step}</text:span>.</text:p>
        </text:list-item>
        <text:list-item>
          <text:p text:style-name="P138"><text:span text:style-name="T382">Template</text:span><text:span text:style-name="T383"> </text:span><text:span text:style-name="T384">Literals:</text:span></text:p>
          <text:list text:style-name="L55">
            <text:list-item>
              <text:p text:style-name="P139">Fins ara per definir cadenes de text literals podiem fer servir cometes simples o dobles. Ara s'afegeix el caràcter d'accent greu o <text:span text:style-name="T385">backtick</text:span> (`).</text:p>
            </text:list-item>
            <text:list-item>
              <text:p text:style-name="P139">Les cadenes així definides s'anomenen <text:span text:style-name="T386">template</text:span><text:span text:style-name="T387"> </text:span><text:span text:style-name="T388">literals</text:span> i entre d'altres característiques més avançades, son multi-línia (ja no cal posar <text:span text:style-name="T389">\n</text:span>, etc...) i permeten la interpolació de variables o expressions.</text:p>
            </text:list-item>
          </text:list>
        </text:list-item>
        <text:list-item>
          <text:p text:style-name="P138"><text:span text:style-name="T390">Destructuració:</text:span></text:p>
          <text:list text:style-name="L56">
            <text:list-item>
              <text:p text:style-name="P140">En objectes: <text:span text:style-name="T391">let {foo, bar} = {foo: "Hello", bar: "world!", baz: <text:s text:c="2"/>"lost"}</text:span>.</text:p>
            </text:list-item>
            <text:list-item>
              <text:p text:style-name="P140">I arrays: <text:span text:style-name="T392">let [a, b] = [1, 2]</text:span>, <text:span text:style-name="T393">[a, b] = [b, a]</text:span></text:p>
            </text:list-item>
          </text:list>
        </text:list-item>
        <text:list-item>
          <text:p text:style-name="P138"><text:span text:style-name="T394">Arrow</text:span><text:span text:style-name="T395"> </text:span><text:span text:style-name="T396">Functions:</text:span> <text:span text:style-name="T397">let double = n=&gt;n*2</text:span></text:p>
          <text:list text:style-name="L57">
            <text:list-item>
              <text:p text:style-name="P141">Molt convenients per a implementar callbacks senzills (augmentant la legibilitat).</text:p>
            </text:list-item>
            <text:list-item>
              <text:p text:style-name="P141">Al temps que <text:span text:style-name="T398">absolutament</text:span><text:span text:style-name="T399"> </text:span><text:span text:style-name="T400">desaconsellables</text:span> en la resta de casos: Per a funcions llargues empitjoren la legibilitat i, a més, el seu comportament no és igual (hereten el <text:span text:style-name="T401">this</text:span> de la funció on han estat invocades).</text:p>
            </text:list-item>
          </text:list>
        </text:list-item>
        <text:list-item>
          <text:p text:style-name="P138"><text:span text:style-name="T402">Promeses</text:span> Que tractarem més endavant en abordar el tema de la <text:span text:style-name="T403">programació</text:span><text:span text:style-name="T404"> </text:span><text:span text:style-name="T405">asíncrona</text:span>.</text:p>
        </text:list-item>
        <text:list-item>
          <text:p text:style-name="P138"><text:span text:style-name="T406">let</text:span><text:span text:style-name="T407"> </text:span><text:span text:style-name="T408">i</text:span><text:span text:style-name="T409"> </text:span><text:span text:style-name="T410">const</text:span><text:span text:style-name="T411">:</text:span> De les que ja hem parlat.</text:p>
        </text:list-item>
        <text:list-item>
          <text:p text:style-name="P138"><text:span text:style-name="T412">El</text:span><text:span text:style-name="T413"> </text:span><text:span text:style-name="T414">keyword</text:span><text:span text:style-name="T415"> </text:span><text:span text:style-name="T416">class</text:span><text:span text:style-name="T417">:</text:span> Que proveeix una sintaxi millor a l'hora de crear objectes, tot i que pot ser l'elecció del nom no fora la més adequada, doncs indueix a pensar que pugui funcionar com el keyword <text:span text:style-name="T418">class</text:span> d'altres llenguatges.</text:p>
        </text:list-item>
        <text:list-item>
          <text:p text:style-name="P138"><text:span text:style-name="T419">Mòduls</text:span><text:span text:style-name="T420"> </text:span><text:span text:style-name="T421">ES6.</text:span></text:p>
        </text:list-item>
      </text:list>
      <text:p text:style-name="P142">☞ A l'apartat de <text:span text:style-name="T422">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423">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424">polyfills</text:span> i els <text:span text:style-name="T425">transpiladors</text:span> (o "transpilers").</text:p>
      <text:h text:style-name="Heading_20_6" text:outline-level="6">Polyfill</text:h>
      <text:p text:style-name="First_20_paragraph">Un <text:span text:style-name="T426">polyfill</text:span> és un bocí de codi Javascript que implementa una funcionalitat <text:span text:style-name="T427">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428">polyfills</text:span> apliquen una tècnica que s'anomena <text:span text:style-name="T429">detecció</text:span><text:span text:style-name="T430"> </text:span><text:span text:style-name="T431">de</text:span><text:span text:style-name="T432"> </text:span><text:span text:style-name="T433">funcionalitat</text:span> per saber si s'han d'aplicar o no. Així, si incloem un <text:span text:style-name="T434">olyfill</text:span> al nostre programa i aquest és executat per un motor que ja no el necessita, el <text:span text:style-name="T435">polyfill</text:span> s'autoinhibirà de manera que, de forma transparent, passarem a fer servir la implementació nativa.</text:p>
      <text:p text:style-name="Text_20_body">Per exemple, un <text:span text:style-name="T436">polyfill</text:span> per assegurar la disponibilitat de <text:span text:style-name="T437">Promeses</text:span> tindria una forma semblant al següent:</text:p>
      <text:p text:style-name="P143">(function(global) {</text:p>
      <text:p text:style-name="P144"><text:s text:c="4"/>if (! global.Promise) {</text:p>
      <text:p text:style-name="P145"><text:s text:c="8"/>global.Promise = class {</text:p>
      <text:p text:style-name="P146"><text:s text:c="11"/>...</text:p>
      <text:p text:style-name="P147"><text:s text:c="8"/>}</text:p>
      <text:p text:style-name="P148"><text:s text:c="4"/>};</text:p>
      <text:p text:style-name="P149">})(window || process);</text:p>
      <text:p text:style-name="P150">📌 La tècnica de <text:span text:style-name="T438">detecció</text:span><text:span text:style-name="T439"> </text:span><text:span text:style-name="T440">de</text:span><text:span text:style-name="T441"> </text:span><text:span text:style-name="T442">funcionalitat</text:span> no només es fa servir per als <text:span text:style-name="T443">polyfills</text:span>: La podem fer servir també nosaltres sempre que ens enfrontem a la situació de voler fer servir una funcionalitat que no estem segurs estarà disponible en tots els casos.</text:p>
      <text:p text:style-name="P150">D'aquesta manera podem oferir una funcionalitat alternativa o simplement ometre-la però sense que afecti a l'estabilitat de la resta del codi.</text:p>
      <text:p text:style-name="P150">Per exemple, algunes APIs d'HTML5, com la que ens permet activar la vibració del mòbil, difícilment estaran disponibles en navegadors PC.</text:p>
      <text:p text:style-name="First_20_paragraph">Una de les llibreries de <text:span text:style-name="T444">Polyfills</text:span> més extensament utilitzada és <text:span text:style-name="T445">Modernizr</text:span>, que podeu trobar enllaçada a les <text:span text:style-name="T446">referències</text:span>.</text:p>
      <text:h text:style-name="Heading_20_6" text:outline-level="6">Transpiladors</text:h>
      <text:p text:style-name="First_20_paragraph"><text:span text:style-name="T447">Promise</text:span> és un objecte que, com hem vist, podem implementar nosaltres mateixos en Javascript i aplicar-lo, només si cal, en temps d'execució (<text:span text:style-name="T448">polyfill</text:span>).</text:p>
      <text:p text:style-name="Text_20_body">Però quan es tracta però de construccions del llenguatge, com les sentències <text:span text:style-name="T449">let</text:span> i <text:span text:style-name="T450">const</text:span> o com la <text:span text:style-name="T45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452">transpiladors</text:span>.</text:p>
      <text:p text:style-name="Text_20_body">El més conegut és el <text:span text:style-name="T453">Babel</text:span>, que teniu també enllaçat a les referències.</text:p>
      <text:h text:style-name="Heading_20_4" text:outline-level="4">Referències</text:h>
      <text:list text:style-name="L58">
        <text:list-item>
          <text:p text:style-name="P151">Understanding Javascript OOP: <text:a xlink:type="simple" xlink:href="" office:name=""><text:span text:style-name="Definition">https://robotlolita.me/2011/10/09/understanding-javascript-oop.html</text:span></text:a>.</text:p>
        </text:list-item>
        <text:list-item>
          <text:p text:style-name="P151">Top 10 ES6 Features Every Busy JavaScript Developer Must Know: <text:a xlink:type="simple" xlink:href="" office:name=""><text:span text:style-name="Definition">https://webapplog.com/es6/</text:span></text:a>.</text:p>
        </text:list-item>
        <text:list-item>
          <text:p text:style-name="P151">Modernizr: <text:a xlink:type="simple" xlink:href="" office:name=""><text:span text:style-name="Definition">https://modernizr.com/</text:span></text:a>.</text:p>
        </text:list-item>
        <text:list-item>
          <text:p text:style-name="P151">Babel: <text:a xlink:type="simple" xlink:href="" office:name=""><text:span text:style-name="Definition">https://babeljs.io/</text:span></text:a>.</text:p>
        </text:list-item>
        <text:list-item>
          <text:p text:style-name="P151">Altres:</text:p>
          <text:list text:style-name="L59">
            <text:list-item>
              <text:p text:style-name="P152">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0">
        <text:list-item>
          <text:p text:style-name="P153">El vostre nom i llinatges.</text:p>
        </text:list-item>
        <text:list-item>
          <text:p text:style-name="P153">Els vostres coneixements i experiència en HTML i/o altres tecnologies.</text:p>
        </text:list-item>
        <text:list-item>
          <text:p text:style-name="P15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1">
        <text:list-item>
          <text:p text:style-name="P154">Un editor de text que suporti ressaltat sintàctic.</text:p>
        </text:list-item>
        <text:list-item>
          <text:p text:style-name="P154">Un servidor web per poder visualitzar els exercicis que anem fent no només al nostre ordinador, sinó com a mínim també al nostre smartphone.</text:p>
        </text:list-item>
        <text:list-item>
          <text:p text:style-name="P154">També farem servir un motor de plantilles HTML. Concretament el <text:span text:style-name="T454">Pug</text:span> (abans conegut com a "Jade"). Això ens permetrà:</text:p>
          <text:list text:style-name="L62">
            <text:list-item>
              <text:p text:style-name="P155">Generar HTML molt més ràpidament.</text:p>
            </text:list-item>
            <text:list-item>
              <text:p text:style-name="P155">Amb menys propensió a errors (perquè la sintaxi és més clara i perquè si cometem errors greus el compilador els detectarà).</text:p>
            </text:list-item>
            <text:list-item>
              <text:p text:style-name="P155">Fer servir models de dades externs (el que seria separar la vista de les dades en un model MVC).</text:p>
            </text:list-item>
          </text:list>
        </text:list-item>
      </text:list>
      <text:p text:style-name="P156">📌 A les <text:span text:style-name="T455">Referències</text:span> trobareu l'enllaç al portal web del motor de plantilles <text:span text:style-name="T456">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457">Pug</text:span>. Però se li pot afegir mitjançant el seu sistema de paquets:</text:p>
      <text:list text:style-name="L63">
        <text:list-item>
          <text:p text:style-name="P157">Menú Preferences -&gt; Package Control</text:p>
        </text:list-item>
        <text:list-item>
          <text:p text:style-name="P157">Teclejam 'pi' i sel·leccionam "Install Package"</text:p>
        </text:list-item>
        <text:list-item>
          <text:p text:style-name="P157">Teclejam 'Pug' i sel·leccionam "Pug"</text:p>
        </text:list-item>
      </text:list>
      <text:h text:style-name="Heading_20_2" text:outline-level="2">Servidor Web i Motor de Plantilles PUG.</text:h>
      <text:p text:style-name="First_20_paragraph">Com a Servidor Web, farem servir <text:span text:style-name="T458">Express</text:span>. Que és un framework per <text:span text:style-name="T459">Node.JS</text:span> disponible al repositori de paquets <text:span text:style-name="T460">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461">Express</text:span> per poder començar a treballar:</text:p>
      <text:h text:style-name="Heading_20_3" text:outline-level="3">Prerequisits</text:h>
      <text:list text:style-name="L64">
        <text:list-item>
          <text:p text:style-name="P158"><text:span text:style-name="T462">Node.JS</text:span> i <text:span text:style-name="T463">NPM</text:span>: Els ordinadors de l'aula ja els tenen instal·lats.</text:p>
          <text:list text:style-name="L65">
            <text:list-item>
              <text:p text:style-name="P159">A l'apartat de <text:a xlink:type="simple" xlink:href="#referències-1" office:name=""><text:span text:style-name="Definition">referències</text:span></text:a> trobareu més informació si voleu instal·lar-vos-els a casa.</text:p>
            </text:list-item>
          </text:list>
        </text:list-item>
        <text:list-item>
          <text:p text:style-name="P158"><text:span text:style-name="T464">Express-generator</text:span>: És una eina en línia de comandes que ens permetrà crear projectes <text:span text:style-name="T465">Expres</text:span> funcionals només executant una comanda.</text:p>
          <text:list text:style-name="L66">
            <text:list-item>
              <text:p text:style-name="P160">Si no el tenim ja instal·lat, l'instal·larem amb la comanda <text:span text:style-name="T466">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467">1.</text:span> Cream un directori, per exemple de nom "exercicis", on emmagatzemar els nostres exercicis i projectes i ens situam en ell.</text:p>
      <text:p text:style-name="P161">u@m:~$ mkdir exercicis</text:p>
      <text:p text:style-name="P162">u@m:~$ cd exercicis</text:p>
      <text:p text:style-name="P163">u@m:~/exercicis$</text:p>
      <text:p text:style-name="First_20_paragraph"><text:span text:style-name="T468">2.</text:span> Repetirem el pas anterior per crear a dins d'aquest un subdirectori, per exemple "cursHTML5" per al nostre primer projecte.</text:p>
      <text:p text:style-name="P164">u@m:~/exercicis$ mkdir cursHTML5</text:p>
      <text:p text:style-name="P165">u@m:~/exercicis$ cd cursHTML5/</text:p>
      <text:p text:style-name="P166">u@m:~/exercicis/cursHTML5$</text:p>
      <text:p text:style-name="First_20_paragraph"><text:span text:style-name="T469">3.</text:span> Fem servir la comanda <text:span text:style-name="T470">express</text:span> (l'<text:span text:style-name="T471">express-generator</text:span>) per crear un projecte buit.</text:p>
      <text:p text:style-name="Text_20_body">Farem servir el paràmetre <text:span text:style-name="T472">--view=pug</text:span> per indicar-li que volem fer servir específicament aquest motor de plantilles:</text:p>
      <text:p text:style-name="P167">u@m:~/exercicis/cursHTML5$ express --view=pug</text:p>
      <text:p text:style-name="P168"/>
      <text:p text:style-name="P169"><text:s text:c="3"/>create : public/</text:p>
      <text:p text:style-name="P170"><text:s text:c="3"/>create : public/javascripts/</text:p>
      <text:p text:style-name="P171"><text:s text:c="3"/>create : public/images/</text:p>
      <text:p text:style-name="P172"><text:s text:c="3"/>create : public/stylesheets/</text:p>
      <text:p text:style-name="P173"><text:s text:c="3"/>create : public/stylesheets/style.css</text:p>
      <text:p text:style-name="P174"><text:s text:c="3"/>create : routes/</text:p>
      <text:p text:style-name="P175"><text:s text:c="3"/>create : routes/index.js</text:p>
      <text:p text:style-name="P176"><text:s text:c="3"/>create : routes/users.js</text:p>
      <text:p text:style-name="P177"><text:s text:c="3"/>create : views/</text:p>
      <text:p text:style-name="P178"><text:s text:c="3"/>create : views/error.pug</text:p>
      <text:p text:style-name="P179"><text:s text:c="3"/>create : views/index.pug</text:p>
      <text:p text:style-name="P180"><text:s text:c="3"/>create : views/layout.pug</text:p>
      <text:p text:style-name="P181"><text:s text:c="3"/>create : app.js</text:p>
      <text:p text:style-name="P182"><text:s text:c="3"/>create : package.json</text:p>
      <text:p text:style-name="P183"><text:s text:c="3"/>create : bin/</text:p>
      <text:p text:style-name="P184"><text:s text:c="3"/>create : bin/www</text:p>
      <text:p text:style-name="P185"/>
      <text:p text:style-name="P186"><text:s text:c="3"/>install dependencies:</text:p>
      <text:p text:style-name="P187"><text:s text:c="5"/>$ npm install</text:p>
      <text:p text:style-name="P188"/>
      <text:p text:style-name="P189"><text:s text:c="3"/>run the app:</text:p>
      <text:p text:style-name="P190"><text:s text:c="5"/>$ DEBUG=curshtml5:* npm start</text:p>
      <text:p text:style-name="First_20_paragraph">Això ens haurà creat una estructura de fitxers i directoris com aquesta:</text:p>
      <text:p text:style-name="P191">.</text:p>
      <text:p text:style-name="P192">├── app.js</text:p>
      <text:p text:style-name="P193">├── bin</text:p>
      <text:p text:style-name="P194">│ <text:s text:c="2"/>└── www</text:p>
      <text:p text:style-name="P195">├── package.json</text:p>
      <text:p text:style-name="P196">├── package-lock.json</text:p>
      <text:p text:style-name="P197">├── public</text:p>
      <text:p text:style-name="P198">│ <text:s text:c="2"/>├── images</text:p>
      <text:p text:style-name="P199">│ <text:s text:c="2"/>├── javascripts</text:p>
      <text:p text:style-name="P200">│ <text:s text:c="2"/>└── stylesheets</text:p>
      <text:p text:style-name="P201">│ <text:s text:c="6"/>└── style.css</text:p>
      <text:p text:style-name="P202">├── routes</text:p>
      <text:p text:style-name="P203">│ <text:s text:c="2"/>├── index.js</text:p>
      <text:p text:style-name="P204">│ <text:s text:c="2"/>└── users.js</text:p>
      <text:p text:style-name="P205">└── views</text:p>
      <text:p text:style-name="P206"><text:s text:c="4"/>├── error.pug</text:p>
      <text:p text:style-name="P207"><text:s text:c="4"/>├── index.pug</text:p>
      <text:p text:style-name="P208"><text:s text:c="4"/>└── layout.pug</text:p>
      <text:p text:style-name="First_20_paragraph">Les dues següents passes ja ens les ha suggerit el propi express-generator...</text:p>
      <text:p text:style-name="Text_20_body"><text:span text:style-name="T473">4.</text:span> Executam <text:span text:style-name="T474">npm install</text:span> per tal que s'instal·lin totes les dependències:</text:p>
      <text:p text:style-name="P209">u@m:~/exercicis/cursHTML5$ npm install</text:p>
      <text:p text:style-name="P210">npm notice created a lockfile as package-lock.json. You should commit this file.</text:p>
      <text:p text:style-name="P211">added 118 packages from 174 contributors and audited 247 packages in 3.707s</text:p>
      <text:p text:style-name="P212">found 0 vulnerabilities</text:p>
      <text:p text:style-name="First_20_paragraph">i...</text:p>
      <text:p text:style-name="Text_20_body"><text:span text:style-name="T475">5.</text:span> Arrancam el nostre nou servidor web. Podem fer servir la comanda que s'ens o, en el nostre cas, amb <text:span text:style-name="T476">npm start</text:span> serà suficient.</text:p>
      <text:p text:style-name="P213">u@m:~/exercicis/cursHTML5$ npm start</text:p>
      <text:p text:style-name="P214"/>
      <text:p text:style-name="P215">&gt; curshtml5@0.0.0 start /home/usuari/exercicis/cursHTML5</text:p>
      <text:p text:style-name="P216">&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7">
        <text:list-item>
          <text:p text:style-name="P217">També, si tenim el nostre mòbil connectat a la xarxa inalàmbrica i coneixem l'adreça IP del nostre ordinador (que podem obtenir amb les comandes <text:span text:style-name="T477">ifconfig</text:span> o <text:span text:style-name="T478">ip addr list</text:span>), hi podrem accedir canviant "localhost" per la nostre IP a l'enllaç anterior.</text:p>
        </text:list-item>
      </text:list>
      <text:p text:style-name="P218">📌 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3" text:outline-level="3">Plantilles <text:span text:style-name="T479">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480">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481">Expres</text:span> que hem creat anteriorment, podem veure com a dins el directori <text:span text:style-name="T482">views</text:span> tenim tres fitxers:</text:p>
      <text:p text:style-name="Text_20_body">error.pug index.pug layout.pug</text:p>
      <text:p text:style-name="Text_20_body"><text:span text:style-name="T483">layout.pug:</text:span></text:p>
      <text:p text:style-name="P219">doctype html</text:p>
      <text:p text:style-name="P220">html</text:p>
      <text:p text:style-name="P221"><text:s text:c="2"/>head</text:p>
      <text:p text:style-name="P222"><text:s text:c="4"/>title= title</text:p>
      <text:p text:style-name="P223"><text:s text:c="4"/>link(rel='stylesheet', href='/stylesheets/style.css')</text:p>
      <text:p text:style-name="P224"><text:s text:c="2"/>body</text:p>
      <text:p text:style-name="P225"><text:s text:c="4"/>block content</text:p>
      <text:p text:style-name="First_20_paragraph"><text:span text:style-name="T484">index.pug:</text:span></text:p>
      <text:p text:style-name="P226">extends layout</text:p>
      <text:p text:style-name="P227"/>
      <text:p text:style-name="P228">block content</text:p>
      <text:p text:style-name="P229"><text:s text:c="2"/>h1= title</text:p>
      <text:p text:style-name="P230"><text:s text:c="2"/>p Welcome to #{title}</text:p>
      <text:p text:style-name="First_20_paragraph"><text:span text:style-name="T485">error.pug:</text:span></text:p>
      <text:p text:style-name="P231">extends layout</text:p>
      <text:p text:style-name="P232"/>
      <text:p text:style-name="P233">block content</text:p>
      <text:p text:style-name="P234"><text:s text:c="2"/>h1= message</text:p>
      <text:p text:style-name="P235"><text:s text:c="2"/>h2= error.status</text:p>
      <text:p text:style-name="P236"><text:s text:c="2"/>pre #{error.stack}</text:p>
      <text:p text:style-name="First_20_paragraph">Si be la sintaxi és prou autoexplicativa, a l'apartat de <text:span text:style-name="T486">Referències</text:span> hi trobareu també l'enllaç a la plana web de <text:span text:style-name="T487">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488">index.pug</text:span> renderitzada és la següent <text:span text:style-name="T489">ruta</text:span> que podem trobar al fitxer <text:span text:style-name="T490">routes/index.js</text:span>:</text:p>
      <text:p text:style-name="P237">/* GET home page. */</text:p>
      <text:p text:style-name="P238">router.get('/', function(req, res, next) {</text:p>
      <text:p text:style-name="P239"><text:s text:c="2"/>res.render('index', { title: 'Express' });</text:p>
      <text:p text:style-name="P240">});</text:p>
      <text:p text:style-name="First_20_paragraph">Com que l'objectiu del curs no és aprendre <text:span text:style-name="T491">Express</text:span>, simplement afegirem aquesta nova ruta al mateix fitxer:</text:p>
      <text:p text:style-name="P241">/* Get any (root-level) pug template. */</text:p>
      <text:p text:style-name="P242">router.get('/:baseName.html', function(req, res, next) {</text:p>
      <text:p text:style-name="P243"><text:s text:c="2"/>const bName = req.params.baseName;</text:p>
      <text:p text:style-name="P244"><text:s text:c="2"/>var model = {};</text:p>
      <text:p text:style-name="P245"><text:s text:c="2"/>try {</text:p>
      <text:p text:style-name="P246"><text:s text:c="4"/>model = require("../models/"+bName + ".js");</text:p>
      <text:p text:style-name="P247"><text:s text:c="2"/>} catch (err) {</text:p>
      <text:p text:style-name="P248"><text:s text:c="4"/>console.warn("Error processant el model: models/" + bName + ".js");</text:p>
      <text:p text:style-name="P249"><text:s text:c="2"/>};</text:p>
      <text:p text:style-name="P250"><text:s text:c="2"/>res.render(bName, model);</text:p>
      <text:p text:style-name="P251">});</text:p>
      <text:p text:style-name="First_20_paragraph">Amb ella, i un cop arrancat de nou el servidor amb la comanda <text:span text:style-name="T492">npm start</text:span>, qualsevol fitxer <text:span text:style-name="T493">Pug</text:span> que desem al directori <text:span text:style-name="T494">views</text:span>, estarà disponible sota la ruta del mateix nom però extensió <text:span text:style-name="T495">.html</text:span>.</text:p>
      <text:p text:style-name="Text_20_body"><text:span text:style-name="T496">Exemple:</text:span> <text:span text:style-name="T497">views/cursHTML.pug</text:span> -&gt; <text:span text:style-name="T498">http://localhost:3000/cursHTML.html</text:span>.</text:p>
      <text:p text:style-name="P252">📌 Aquesta ruta, a més, intentarà trobar un fitxer, també del mateix nom, però amb extensió <text:span text:style-name="T499">.js</text:span> i sota el directori <text:span text:style-name="T500">models</text:span> que carregarà com a <text:span text:style-name="T501">model</text:span> de dades per a la nostra plantilla.</text:p>
      <text:p text:style-name="P252">Així, si cream aquest directori (<text:span text:style-name="T502">mkdir models</text:span>) i, seguint amb l'exemple anterior, hi desam un fitxer <text:span text:style-name="T503">cursHTML.js</text:span> amb un contingut semblant al següent, hi podrem accedir des de la nostra plantilla evitant-nos així haver de mesclar aquesta amb les dades a mostrar:</text:p>
      <text:p text:style-name="P253">module.exports = {</text:p>
      <text:p text:style-name="P254"><text:s text:c="2"/>title: "Curs HTML 5",</text:p>
      <text:p text:style-name="P255"><text:s text:c="2"/>someTable: [</text:p>
      <text:p text:style-name="P256"><text:s text:c="4"/>{</text:p>
      <text:p text:style-name="P257"><text:s text:c="6"/>name: "Manel",</text:p>
      <text:p text:style-name="P258"><text:s text:c="6"/>birthdate: "21/04/1983",</text:p>
      <text:p text:style-name="P259"><text:s text:c="6"/>address: "A ca seva",</text:p>
      <text:p text:style-name="P260"><text:s text:c="4"/>},</text:p>
      <text:p text:style-name="P261"><text:s text:c="4"/>...</text:p>
      <text:p text:style-name="P262"><text:s text:c="2"/>],</text:p>
      <text:p text:style-name="P263">}</text:p>
      <text:h text:style-name="Heading_20_2" text:outline-level="2">Referències</text:h>
      <text:list text:style-name="L68">
        <text:list-item>
          <text:p text:style-name="P264"><text:span text:style-name="T504">Sublime</text:span><text:span text:style-name="T505"> </text:span><text:span text:style-name="T506">Text</text:span>: <text:a xlink:type="simple" xlink:href="" office:name=""><text:span text:style-name="Definition">https://www.sublimetext.com/</text:span></text:a>.</text:p>
        </text:list-item>
        <text:list-item>
          <text:p text:style-name="P264">Instal·lació Node.JS i NPM:</text:p>
          <text:list text:style-name="L69">
            <text:list-item>
              <text:p text:style-name="P265">Via <text:span text:style-name="T507">NVM</text:span> (recomanat): <text:a xlink:type="simple" xlink:href="" office:name=""><text:span text:style-name="Definition">https://github.com/creationix/nvm/blob/master/README.md#install-script</text:span></text:a>.</text:p>
            </text:list-item>
            <text:list-item>
              <text:p text:style-name="P265">Amb el gestor de paquets del Sistema Operatiu: <text:a xlink:type="simple" xlink:href="" office:name=""><text:span text:style-name="Definition">https://nodejs.org/es/download/package-manager/</text:span></text:a>.</text:p>
            </text:list-item>
            <text:list-item>
              <text:p text:style-name="P265">Instal·lació manual: <text:a xlink:type="simple" xlink:href="" office:name=""><text:span text:style-name="Definition">https://nodejs.org/en/download/</text:span></text:a>.</text:p>
            </text:list-item>
          </text:list>
        </text:list-item>
        <text:list-item>
          <text:p text:style-name="P264">Motor de plantilles Pug: <text:a xlink:type="simple" xlink:href=""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